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5-10-23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5-07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5-04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5-01-3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4-10-0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4-07-03 0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4-04-0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4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3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3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3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3-01-2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2-10-1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2-07-2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2-04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2-01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1-10-0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1-07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1-04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1-01-20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0-10-2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0-07-29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0-04-1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20-01-3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9-10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9-07-1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9-04-0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9-01-0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8-10-10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8-07-1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8-04-0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8-01-30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7-10-02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7-07-2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7-01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6-10-1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6-07-1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6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6-01-08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5-10-0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5-07-16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5-04-2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5-01-2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4-10-0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4-07-24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4-04-0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4-01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3-10-07 1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3-07-0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3-04-0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3-01-0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2-10-0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2-07-0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2-04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2-01-1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1-10-05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1-07-17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1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0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1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9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9-04-0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9-01-29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8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8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8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7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7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7-04-0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7-01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6-10-0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6-07-1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6-04-04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6-01-1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5-10-05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5-07-0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5-04-0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5-01-1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4-10-1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4-07-1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4-04-1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4-01-15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3-10-1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3-07-0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3-04-0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3-01-0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2-11-04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2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2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2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1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1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1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0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0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2000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9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8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8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7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7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7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6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5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5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5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5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4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4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4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4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3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3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3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2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2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2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2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0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9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9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8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8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7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5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5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4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82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9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8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7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7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7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7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6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6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5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5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5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4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3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3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2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2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2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1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1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0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7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9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8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8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7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7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7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6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5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5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5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4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4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4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3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6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NT0005252</text:p>
          </table:table-cell>
          <table:table-cell office:value-type="string" calcext:value-type="string">
            <text:p>12S/05W-20DBA</text:p>
          </table:table-cell>
          <table:table-cell office:value-type="string" calcext:value-type="string">
            <text:p>195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74" meta:object-count="0"/>
    <meta:user-defined meta:name="AppVersion">3.0</meta:user-defined>
  </office:meta>
</office:document-meta>
</file>